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Bahnschrift" style:font-family-asian="Bahnschrift" style:font-family-complex="Bahnschrift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Bahnschrift" style:font-family-asian="Bahnschrift" style:font-family-complex="Bahnschrift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45"/></text:span><text:span text:style-name="T2">API TESTING</text:span><text:span text:style-name="T3"/></text:p>
      <text:p text:style-name="P1"><text:span text:style-name="T3"/></text:p>
      <text:p text:style-name="P1"><text:span text:style-name="T4"><text:s text:c="2"/>URL<text:s text:c="2"/>:<text:s/></text:span><text:a xlink:href="https://jsonplaceholder.typicode.com/posts/1"><text:span text:style-name="T5">https://jsonplaceholder.typicode.com/posts/1</text:span></text:a><text:span text:style-name="T6"/></text:p>
      <text:p text:style-name="P1"><text:span text:style-name="T7"><text:s text:c="2"/>Method : PATCH</text:span><text:span text:style-name="T8"/></text:p>
      <text:p text:style-name="P1"><text:span text:style-name="T9"><text:s/>Output :</text:span><text:span text:style-name="T10"/></text:p>
      <text:p text:style-name="P1"><text:span text:style-name="T11"><text:s/>Status : 200<text:s text:c="2"/>ok</text:span><text:span text:style-name="T12"/></text:p>
      <text:p text:style-name="P1"><text:span text:style-name="T13"><text:s/>Format : JSON</text:span><text:span text:style-name="T14"/></text:p>
      <text:p text:style-name="P1"><text:span text:style-name="T15"><text:s/>Data :</text:span></text:p>
      <text:p text:style-name="P1"><text:span text:style-name="T16"><text:s text:c="12"/>{</text:span></text:p>
      <text:p text:style-name="P1"><text:span text:style-name="T16"><text:s text:c="4"/>"userId": 1,</text:span></text:p>
      <text:p text:style-name="P1"><text:span text:style-name="T16"><text:s text:c="4"/>"id": 1,</text:span></text:p>
      <text:p text:style-name="P1"><text:span text:style-name="T16"><text:s text:c="4"/>"title": "sunt aut facere repellat provident occaecati excepturi optio reprehenderit",</text:span></text:p>
      <text:p text:style-name="P1"><text:span text:style-name="T16"><text:s text:c="4"/>"body": "quia et suscipit\nsuscipit recusandae consequuntur expedita et cum\nreprehenderit molestiae ut ut quas totam\nnostrum rerum est autem sunt rem eveniet architecto"</text:span></text:p>
      <text:p text:style-name="P1"><text:span text:style-name="T16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